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6.885cm" fo:min-width="7.548cm" fo:padding-top="0.151cm" fo:padding-bottom="0.151cm" fo:padding-left="0.276cm" fo:padding-right="0.276cm" draw:shadow-opacity="0%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eb613d" draw:fill="solid" draw:fill-color="#f5793a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9" style:family="graphic" style:parent-style-name="standard">
      <style:graphic-properties svg:stroke-color="#3465a4" draw:fill="solid" draw:fill-color="#a95aa1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eb613d" draw:fill="hatch" draw:fill-color="#ffffff" draw:fill-hatch-name="Hatching_20_1" draw:fill-hatch-solid="true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solid" draw:fill-color="#a95aa1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hatch" draw:fill-color="#ffffff" draw:fill-hatch-name="Hatching_20_1" draw:fill-hatch-solid="tru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.27cm" svg:x="11.539cm" svg:y="4.514cm">
          <text:p text:style-name="P1"><text:span text:style-name="T1">Security Filter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1.295cm" svg:x="11.539cm" svg:y="9.515cm">
          <text:p text:style-name="P1"><text:span text:style-name="T1">Security Filter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014cm" svg:y1="5.814cm" svg:x2="15.014cm" svg:y2="6.957cm" svg:d="M15014 5814v1143" svg:viewBox="0 0 1 1144">
          <text:p/>
        </draw:connector>
        <draw:connector draw:style-name="gr3" draw:text-style-name="P3" draw:layer="layout" draw:type="line" svg:x1="15.014cm" svg:y1="8.415cm" svg:x2="15.014cm" svg:y2="9.558cm" svg:d="M15014 8415v1143" svg:viewBox="0 0 1 1144">
          <text:p/>
        </draw:connector>
        <draw:custom-shape draw:style-name="gr4" draw:text-style-name="P4" draw:layer="layout" svg:width="8.1cm" svg:height="7.187cm" svg:x="10.914cm" svg:y="4.01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321cm" svg:height="2.384cm" svg:x="10.579cm" svg:y="3.083cm">
          <draw:text-box>
            <text:p><text:span text:style-name="T3">SecurityFilterChain</text:span></text:p>
          </draw:text-box>
        </draw:frame>
        <draw:custom-shape draw:style-name="gr6" draw:text-style-name="P2" draw:layer="layout" svg:width="2.088cm" svg:height="0.372cm" svg:x="13.964cm" svg:y="6.9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88cm" svg:height="0.372cm" svg:x="13.964cm" svg:y="7.4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88cm" svg:height="0.372cm" svg:x="13.964cm" svg:y="8.02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8cm" svg:y1="7.6cm" svg:x2="11cm" svg:y2="7.6cm">
          <text:p/>
        </draw:line>
        <draw:custom-shape draw:style-name="gr8" draw:text-style-name="P2" draw:layer="layout" svg:width="6.975cm" svg:height="2.5cm" svg:x="1.839cm" svg:y="5.913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" draw:id="id1" draw:layer="layout" svg:width="6.985cm" svg:height="1.27cm" svg:x="1.839cm" svg:y="0.31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1.27cm" svg:x="1.839cm" svg:y="11.913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985cm" svg:height="1.27cm" svg:x="1.839cm" svg:y="3.514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31cm" svg:y1="1.583cm" svg:x2="5.331cm" svg:y2="3.514cm" draw:start-shape="id1" draw:start-glue-point="2" draw:end-shape="id2" draw:end-glue-point="0" svg:d="M5331 1583v1931" svg:viewBox="0 0 1 1932">
          <text:p/>
        </draw:connector>
        <draw:custom-shape draw:style-name="gr2" draw:text-style-name="P2" draw:layer="layout" svg:width="6.985cm" svg:height="1.295cm" svg:x="1.839cm" svg:y="9.515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14cm" svg:y1="4.814cm" svg:x2="5.314cm" svg:y2="5.957cm" svg:d="M5314 4814v1143" svg:viewBox="0 0 1 1144">
          <text:p/>
        </draw:connector>
        <draw:connector draw:style-name="gr3" draw:text-style-name="P3" draw:layer="layout" draw:type="line" svg:x1="5.314cm" svg:y1="8.415cm" svg:x2="5.314cm" svg:y2="9.558cm" svg:d="M5314 8415v1143" svg:viewBox="0 0 1 1144">
          <text:p/>
        </draw:connector>
        <draw:connector draw:style-name="gr3" draw:text-style-name="P3" draw:layer="layout" draw:type="line" svg:x1="5.314cm" svg:y1="10.816cm" svg:x2="5.314cm" svg:y2="11.959cm" svg:d="M5314 10816v1143" svg:viewBox="0 0 1 1144">
          <text:p/>
        </draw:connector>
        <draw:custom-shape draw:style-name="gr10" draw:text-style-name="P4" draw:layer="layout" svg:width="8.1cm" svg:height="10.8cm" svg:x="1.214cm" svg:y="2.91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835cm" svg:height="1.673cm" svg:x="0.879cm" svg:y="2.083cm">
          <draw:text-box>
            <text:p><text:span text:style-name="T3">FilterChain</text:span></text:p>
          </draw:text-box>
        </draw:frame>
        <draw:custom-shape draw:style-name="gr12" draw:text-style-name="P7" draw:layer="layout" svg:width="6.781cm" svg:height="1.27cm" svg:x="1.933cm" svg:y="7.013cm">
          <text:p text:style-name="P1"><text:span text:style-name="T1">Bean Filter</text:span><text:span text:style-name="T4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1" draw:display-name="Hatching 1" draw:style="single" draw:color="#f5793a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9T21:29:03.946314479</dc:date>
    <meta:editing-duration>P6DT23H33M32S</meta:editing-duration>
    <meta:editing-cycles>33</meta:editing-cycles>
    <meta:generator>LibreOffice/6.0.7.3$Linux_X86_64 LibreOffice_project/00m0$Build-3</meta:generator>
    <meta:document-statistic meta:object-count="22"/>
  </office:meta>
</office:document-meta>
</file>